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fo:color="#ff420e" style:font-name="Verdana"/>
    </style:style>
    <style:style style:name="P3" style:family="paragraph" style:parent-style-name="Standard">
      <style:text-properties style:use-window-font-color="true" style:font-name="Verdana"/>
    </style:style>
    <style:style style:name="P4" style:family="paragraph" style:parent-style-name="Standard">
      <style:text-properties fo:color="#0000ff"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GUAGEM AUDIOVISUAL II</text:p>
      <text:p text:style-name="P1">EXERCÍCIO 4</text:p>
      <text:p text:style-name="P1"/>
      <text:p text:style-name="P1">Vamos trabalhar com a mesma história do exercício 3, da moça no telefone.</text:p>
      <text:p text:style-name="P1"/>
      <text:p text:style-name="P1">Agora pensa em COMO FILMAR ISSO.</text:p>
      <text:p text:style-name="P1"/>
      <text:p text:style-name="P1">Cada vez que a gente liga a câmara e filma um pedaço da história, é um PLANO. Quantos planos precisa pra contar essa história? Que pedaço da história é mostrado em cada plano?</text:p>
      <text:p text:style-name="P1"/>
      <text:p text:style-name="P1">Aqui embaixo, em vermelho, tá o ROTEIRO.</text:p>
      <text:p text:style-name="P1"/>
      <text:p text:style-name="P2">ROTEIRO</text:p>
      <text:p text:style-name="P2"/>
      <text:p text:style-name="P2">Numa sala vazia, um telefone de mesa toca. Uma mulher entra, enrolada numa toalha, cabelos molhados. Ela corre até o telefone, atende com uma mão enquanto a outra segura a toalha. Diz "Alô!" duas vezes, mas já desligaram. Ela bate o telefone e olha em volta, preocupada, como que pensando. De repente, leva um susto: em um canto da sala, tem um homem sentado, olhando pra ela. A toalha cai no chão.</text:p>
      <text:p text:style-name="P2"/>
      <text:p text:style-name="P3">Em azul, a DECUPAGEM, que é o roteiro dividido em planos. Eu comecei marcando o plano 1 e o começo do 2. O exerício é continuar dividindo daí pra diante.</text:p>
      <text:p text:style-name="P3"/>
      <text:p text:style-name="P4">DECUPAGEM</text:p>
      <text:p text:style-name="P4"/>
      <text:p text:style-name="P4">(1) Numa sala vazia, um telefone de mesa toca.</text:p>
      <text:p text:style-name="P4"/>
      <text:p text:style-name="P4">(2) Uma mulher entra, enrolada numa toalha, cabelos molhados. Ela corre até o telefone, atende com uma mão enquanto a outra segura a toalha. Diz "Alô!" duas vezes, mas já desligaram. Ela bate o telefone e olha em volta, preocupada, como que pensando. De repente, leva um susto: em um canto da sala, tem um homem sentado, olhando pra ela. A toalha cai no chão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urier New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Courier New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urier New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ba Assis Brasil</meta:initial-creator>
    <meta:creation-date>2021-09-14T11:52:19.47</meta:creation-date>
    <dc:date>2021-09-14T12:46:03.84</dc:date>
    <dc:creator>Giba Assis Brasil</dc:creator>
    <meta:editing-duration>PT2M19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12" meta:word-count="242" meta:character-count="1327"/>
  </office:meta>
</office:document-meta>
</file>